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8.498cm" table:align="left"/>
    </style:style>
    <style:style style:name="Tabla1.A" style:family="table-column">
      <style:table-column-properties style:column-width="1.907cm"/>
    </style:style>
    <style:style style:name="Tabla1.B" style:family="table-column">
      <style:table-column-properties style:column-width="3.657cm"/>
    </style:style>
    <style:style style:name="Tabla1.C" style:family="table-column">
      <style:table-column-properties style:column-width="2.935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8.299cm"/>
    </style:style>
    <style:style style:name="Tabla2.B" style:family="table-column">
      <style:table-column-properties style:column-width="8.701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B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able_20_Contents">
      <style:paragraph-properties fo:margin-left="0cm" fo:margin-right="0cm" fo:text-indent="0cm" style:auto-text-indent="false"/>
    </style:style>
    <style:style style:name="P3" style:family="paragraph" style:parent-style-name="Table_20_Heading">
      <style:paragraph-properties fo:margin-left="0cm" fo:margin-right="0cm" fo:text-indent="0cm" style:auto-text-indent="false"/>
    </style:style>
    <style:style style:name="P4" style:family="paragraph" style:parent-style-name="Heading_20_2">
      <style:paragraph-properties fo:break-before="page"/>
    </style:style>
    <style:style style:name="P5" style:family="paragraph" style:parent-style-name="Heading_20_3">
      <style:paragraph-properties fo:margin-left="0cm" fo:margin-right="0cm" fo:text-indent="0cm" style:auto-text-indent="false" fo:padding="0.049cm" fo:border="0.06pt solid #d9d9e3"/>
    </style:style>
    <style:style style:name="P6"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8" style:family="paragraph" style:parent-style-name="Preformatted_20_Text">
      <style:paragraph-properties fo:margin-left="0cm" fo:margin-right="0cm" fo:text-indent="0cm" style:auto-text-indent="false" fo:padding="0.049cm" fo:border="0.06pt solid #d9d9e3"/>
    </style:style>
    <style:style style:name="P9"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Preformatted_20_Text">
      <style:paragraph-properties fo:padding="0.049cm" fo:border="0.06pt solid #d9d9e3"/>
    </style:style>
    <style:style style:name="P11" style:family="paragraph" style:parent-style-name="Preformatted_20_Text">
      <style:paragraph-properties fo:margin-top="0cm" fo:margin-bottom="0.499cm" style:contextual-spacing="false" fo:padding="0.049cm" fo:border="0.06pt solid #d9d9e3"/>
    </style:style>
    <style:style style:name="P12" style:family="paragraph" style:parent-style-name="Table_20_Contents">
      <style:paragraph-properties fo:margin-left="0cm" fo:margin-right="0cm" fo:text-indent="0cm" style:auto-text-indent="false"/>
    </style:style>
    <style:style style:name="P13" style:family="paragraph" style:parent-style-name="Table_20_Heading">
      <style:paragraph-properties fo:margin-left="0cm" fo:margin-right="0cm" fo:text-indent="0cm" style:auto-text-indent="false"/>
    </style:style>
    <style:style style:name="P14" style:family="paragraph" style:parent-style-name="Text_20_body" style:list-style-name="L1">
      <style:paragraph-properties fo:margin-left="0cm" fo:margin-right="0cm" fo:text-indent="0cm" style:auto-text-indent="false" fo:padding="0.049cm" fo:border="0.06pt solid #d9d9e3"/>
    </style:style>
    <style:style style:name="P15" style:family="paragraph" style:parent-style-name="Text_20_body">
      <style:text-properties officeooo:rsid="002b5659"/>
    </style:style>
    <style:style style:name="P16" style:family="paragraph" style:parent-style-name="Text_20_body">
      <style:text-properties officeooo:rsid="002b5659" loext:padding="0.049cm" loext:border="0.06pt solid #d9d9e3"/>
    </style:style>
    <style:style style:name="P17" style:family="paragraph" style:parent-style-name="Text_20_body">
      <style:paragraph-properties fo:margin-left="0cm" fo:margin-right="0cm" fo:text-indent="0cm" style:auto-text-indent="false" fo:padding="0.049cm" fo:border="0.06pt solid #d9d9e3"/>
    </style:style>
    <style:style style:name="P18"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9"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0" style:family="paragraph" style:parent-style-name="Text_20_body" style:list-style-name="L2">
      <style:paragraph-properties fo:margin-left="0cm" fo:margin-right="0cm" fo:text-indent="0cm" style:auto-text-indent="false" fo:padding="0.049cm" fo:border="0.06pt solid #d9d9e3"/>
    </style:style>
    <style:style style:name="P21" style:family="paragraph" style:parent-style-name="Text_20_body" style:list-style-name="L3">
      <style:paragraph-properties fo:margin-left="0cm" fo:margin-right="0cm" fo:text-indent="0cm" style:auto-text-indent="false" fo:padding="0.049cm" fo:border="0.06pt solid #d9d9e3"/>
    </style:style>
    <style:style style:name="P22" style:family="paragraph" style:parent-style-name="Text_20_body" style:list-style-name="L4">
      <style:paragraph-properties fo:margin-left="0cm" fo:margin-right="0cm" fo:text-indent="0cm" style:auto-text-indent="false" fo:padding="0.049cm" fo:border="0.06pt solid #d9d9e3"/>
    </style:style>
    <style:style style:name="P23" style:family="paragraph" style:parent-style-name="Text_20_body" style:list-style-name="L5">
      <style:paragraph-properties fo:margin-left="0cm" fo:margin-right="0cm" fo:text-indent="0cm" style:auto-text-indent="false" fo:padding="0.049cm" fo:border="0.06pt solid #d9d9e3"/>
    </style:style>
    <style:style style:name="P24" style:family="paragraph" style:parent-style-name="Text_20_body" style:list-style-name="L6">
      <style:paragraph-properties fo:margin-left="0cm" fo:margin-right="0cm" fo:text-indent="0cm" style:auto-text-indent="false" fo:padding="0.049cm" fo:border="0.06pt solid #d9d9e3"/>
    </style:style>
    <style:style style:name="P25" style:family="paragraph" style:parent-style-name="Text_20_body" style:list-style-name="L7">
      <style:paragraph-properties fo:margin-left="0cm" fo:margin-right="0cm" fo:text-indent="0cm" style:auto-text-indent="false" fo:padding="0.049cm" fo:border="0.06pt solid #d9d9e3"/>
    </style:style>
    <style:style style:name="P26" style:family="paragraph" style:parent-style-name="Text_20_body">
      <style:text-properties officeooo:rsid="003318a3" officeooo:paragraph-rsid="003318a3"/>
    </style:style>
    <style:style style:name="P27"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28" style:family="paragraph" style:parent-style-name="Text_20_body" style:list-style-name="L8">
      <style:paragraph-properties fo:margin-left="0cm" fo:margin-right="0cm" fo:text-indent="0cm" style:auto-text-indent="false" fo:padding="0.049cm" fo:border="0.06pt solid #d9d9e3"/>
    </style:style>
    <style:style style:name="P29" style:family="paragraph" style:parent-style-name="Text_20_body" style:list-style-name="L9">
      <style:paragraph-properties fo:margin-left="0cm" fo:margin-right="0cm" fo:text-indent="0cm" style:auto-text-indent="false" fo:padding="0.049cm" fo:border="0.06pt solid #d9d9e3"/>
    </style:style>
    <style:style style:name="P30" style:family="paragraph" style:parent-style-name="Text_20_body" style:list-style-name="L10">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311bf6"/>
    </style:style>
    <style:style style:name="T3" style:family="text">
      <style:text-properties officeooo:rsid="00328b7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2">3</text:span> <text:line-break/><text:span text:style-name="T3">Acceso discrecional</text:span></text:p>
      <text:p text:style-name="P16">El acceso discrecional en Linux se refiere al control de acceso basado en la discreción del propietario del archivo o directorio. En este modelo, el propietario del archivo o directorio tiene el control total sobre quién puede acceder a él y qué tipo de acceso tienen otros usuarios. Los permisos en Linux se gestionan mediante el conjunto de permisos asociado a cada archivo o directorio, y estos permisos pueden ser representados de dos maneras: formato simbólico y formato octal.</text:p>
      <text:p text:style-name="P18">A continuación, se presenta una tabla que relaciona los permisos en formato simbólico y octal:</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3">Permiso</text:p>
            </table:table-cell>
            <table:table-cell table:style-name="Tabla1.A1" office:value-type="string">
              <text:p text:style-name="P3">Formato Simbólico</text:p>
            </table:table-cell>
            <table:table-cell table:style-name="Tabla1.C1" office:value-type="string">
              <text:p text:style-name="P3">Formato Octal</text:p>
            </table:table-cell>
          </table:table-row>
        </table:table-header-rows>
        <table:table-row>
          <table:table-cell table:style-name="Tabla1.A2" office:value-type="string">
            <text:p text:style-name="P2">Lectura</text:p>
          </table:table-cell>
          <table:table-cell table:style-name="Tabla1.A2" office:value-type="string">
            <text:p text:style-name="P2">r</text:p>
          </table:table-cell>
          <table:table-cell table:style-name="Tabla1.C2" office:value-type="string">
            <text:p text:style-name="P2">4</text:p>
          </table:table-cell>
        </table:table-row>
        <table:table-row>
          <table:table-cell table:style-name="Tabla1.A2" office:value-type="string">
            <text:p text:style-name="P2">Escritura</text:p>
          </table:table-cell>
          <table:table-cell table:style-name="Tabla1.A2" office:value-type="string">
            <text:p text:style-name="P2">w</text:p>
          </table:table-cell>
          <table:table-cell table:style-name="Tabla1.C2" office:value-type="string">
            <text:p text:style-name="P2">2</text:p>
          </table:table-cell>
        </table:table-row>
        <table:table-row>
          <table:table-cell table:style-name="Tabla1.A2" office:value-type="string">
            <text:p text:style-name="P2">Ejecución</text:p>
          </table:table-cell>
          <table:table-cell table:style-name="Tabla1.A2" office:value-type="string">
            <text:p text:style-name="P2">x</text:p>
          </table:table-cell>
          <table:table-cell table:style-name="Tabla1.C2" office:value-type="string">
            <text:p text:style-name="Table_20_Contents">1</text:p>
          </table:table-cell>
        </table:table-row>
      </table:table>
      <text:p text:style-name="P18">Estos permisos se asignan a tres clases de usuarios: propietario, grupo y otros. Cada clase tiene sus propios permisos, y la combinación de estos define el conjunto de permisos para un archivo o directorio específico.</text:p>
      <text:p text:style-name="P18">Por ejemplo, si un archivo tiene permisos rw-r--r--, significa que el propietario tiene permisos de lectura y escritura, el grupo tiene permisos de lectura, y otros usuarios tienen permisos de lectura. La representación octal para estos permisos sería 644, ya que el propietario tiene 4 (lectura) + 2 (escritura), y el grupo y otros tienen solo permisos de lectura (4).</text:p>
      <text:p text:style-name="P18">En cuanto a los bits especiales:</text:p>
      <text:list text:style-name="L2">
        <text:list-item>
          <text:p text:style-name="P20"><text:span text:style-name="Strong_20_Emphasis"><text:span text:style-name="T1">Set-User-ID (suid)</text:span></text:span><text:span text:style-name="T1">: Cuando el bit suid está activado en un archivo ejecutable, el programa se ejecutará con los mismos permisos del propietario del archivo, en lugar de los permisos del usuario que lo ejecuta.</text:span></text:p>
        </text:list-item>
        <text:list-item>
          <text:p text:style-name="P20"><text:span text:style-name="Strong_20_Emphasis"><text:span text:style-name="T1">Set-Group-ID (sgid)</text:span></text:span><text:span text:style-name="T1">: Similar al suid, pero para grupos. Cuando el bit sgid está activado en un archivo ejecutable, el programa se ejecutará con los mismos permisos del grupo del archivo.</text:span></text:p>
        </text:list-item>
        <text:list-item>
          <text:p text:style-name="P20"><text:span text:style-name="Strong_20_Emphasis"><text:span text:style-name="T1">Sticky Bit</text:span></text:span><text:span text:style-name="T1">: Cuando se establece el bit sticky en un directorio, solo el propietario del archivo puede eliminar o renombrar archivos dentro de ese directorio, incluso si otros usuarios tienen permisos de escritura en el directorio.</text:span></text:p>
        </text:list-item>
      </text:list>
      <text:p text:style-name="P18">Estos bits especiales se representan en el lugar de los permisos de ejecución en el lugar correspondiente al propietario, grupo y otros, respectivamente. El bit suid se representa como 's' si <text:soft-page-break/>está activo y 'S' si no lo está. El bit sgid se representa como 's' y 'S' de manera similar, y el sticky bit se representa como 't' y 'T'.</text:p>
      <text:p text:style-name="P19"/>
      <text:p text:style-name="P1"><text:span text:style-name="T1">Para modificar los permisos y propiedades en Linux, se utilizan los comandos </text:span><text:span text:style-name="Source_20_Text"><text:span text:style-name="T1">chmod</text:span></text:span><text:span text:style-name="T1"> y </text:span><text:span text:style-name="Source_20_Text"><text:span text:style-name="T1">chown</text:span></text:span><text:span text:style-name="T1">. Aquí te proporciono ejemplos de cómo usar estos comandos, así como cómo trabajar con los bits especiales, específicamente con sgid para crear una carpeta compartida de grupo.</text:span></text:p>
      <text:h text:style-name="P5" text:outline-level="3"><text:span text:style-name="T1">Modificar Permisos con </text:span><text:span text:style-name="Source_20_Text"><text:span text:style-name="T1">chmod</text:span></text:span><text:span text:style-name="T1">:</text:span></text:h>
      <text:p text:style-name="P9"/>
      <text:p text:style-name="P8"><text:span text:style-name="Source_20_Text"><text:span text:style-name="T1"># Cambiar permisos en formato simbólico</text:span></text:span></text:p>
      <text:p text:style-name="P8"><text:span text:style-name="Source_20_Text"><text:span text:style-name="T1">chmod u+rwx,g+rw,o-rx archivo.txt</text:span></text:span></text:p>
      <text:p text:style-name="P10"/>
      <text:p text:style-name="P8"><text:span text:style-name="Source_20_Text"><text:span text:style-name="T1"># Cambiar permisos en formato octal</text:span></text:span></text:p>
      <text:p text:style-name="P8"><text:span text:style-name="Source_20_Text"><text:span text:style-name="T1">chmod 755 archivo.txt</text:span></text:span></text:p>
      <text:p text:style-name="P10"/>
      <text:p text:style-name="P8"><text:span text:style-name="Source_20_Text"><text:span text:style-name="T1"># Añadir el bit suid</text:span></text:span></text:p>
      <text:p text:style-name="P8"><text:span text:style-name="Source_20_Text"><text:span text:style-name="T1">chmod u+s ejecutable</text:span></text:span></text:p>
      <text:p text:style-name="P10"/>
      <text:p text:style-name="P8"><text:span text:style-name="Source_20_Text"><text:span text:style-name="T1"># Añadir el bit sgid</text:span></text:span></text:p>
      <text:p text:style-name="P8"><text:span text:style-name="Source_20_Text"><text:span text:style-name="T1">chmod g+s carpeta</text:span></text:span></text:p>
      <text:p text:style-name="P10"/>
      <text:p text:style-name="P8"><text:span text:style-name="Source_20_Text"><text:span text:style-name="T1"># Añadir el sticky bit</text:span></text:span></text:p>
      <text:p text:style-name="P7"><text:span text:style-name="Source_20_Text"><text:span text:style-name="T1">chmod +t carpeta</text:span></text:span></text:p>
      <text:h text:style-name="P5" text:outline-level="3"><text:span text:style-name="T1">Modificar Propietario y Grupo con </text:span><text:span text:style-name="Source_20_Text"><text:span text:style-name="T1">chown</text:span></text:span><text:span text:style-name="T1">:</text:span></text:h>
      <text:p text:style-name="P9"/>
      <text:p text:style-name="P8"><text:span text:style-name="Source_20_Text"><text:span text:style-name="T1"># Cambiar el propietario de un archivo o directorio</text:span></text:span></text:p>
      <text:p text:style-name="P8"><text:span text:style-name="Source_20_Text"><text:span text:style-name="T1">chown nuevo_propietario archivo.txt</text:span></text:span></text:p>
      <text:p text:style-name="P10"/>
      <text:p text:style-name="P8"><text:span text:style-name="Source_20_Text"><text:span text:style-name="T1"># Cambiar el grupo de un archivo o directorio</text:span></text:span></text:p>
      <text:p text:style-name="P8"><text:span text:style-name="Source_20_Text"><text:span text:style-name="T1">chown :nuevo_grupo archivo.txt</text:span></text:span></text:p>
      <text:p text:style-name="P10"/>
      <text:p text:style-name="P8"><text:span text:style-name="Source_20_Text"><text:span text:style-name="T1"># Cambiar tanto el propietario como el grupo</text:span></text:span></text:p>
      <text:p text:style-name="P7"><text:span text:style-name="Source_20_Text"><text:span text:style-name="T1">chown nuevo_propietario:nuevo_grupo archivo.txt</text:span></text:span></text:p>
      <text:h text:style-name="P6" text:outline-level="3">Crear una Carpeta Compartida de Grupo con sgid:</text:h>
      <text:list text:style-name="L3">
        <text:list-item>
          <text:p text:style-name="P21"><text:span text:style-name="Strong_20_Emphasis"><text:span text:style-name="T1">Crear un grupo:</text:span></text:span></text:p>
        </text:list-item>
      </text:list>
      <text:p text:style-name="P9"/>
      <text:p text:style-name="P7"><text:span text:style-name="Source_20_Text"><text:span text:style-name="T1">sudo groupadd nombre_grupo</text:span></text:span></text:p>
      <text:list text:style-name="L4">
        <text:list-item>
          <text:p text:style-name="P22"><text:span text:style-name="Strong_20_Emphasis"><text:span text:style-name="T1">Asignar el directorio al grupo y activar el sgid:</text:span></text:span></text:p>
        </text:list-item>
      </text:list>
      <text:p text:style-name="P9"/>
      <text:p text:style-name="P8"><text:span text:style-name="Source_20_Text"><text:span text:style-name="T1">sudo chown :nombre_grupo carpeta_compartida</text:span></text:span></text:p>
      <text:p text:style-name="P7"><text:span text:style-name="Source_20_Text"><text:span text:style-name="T1">sudo chmod g+rwxs carpeta_compartida</text:span></text:span></text:p>
      <text:list text:style-name="L5">
        <text:list-item>
          <text:p text:style-name="P23"><text:soft-page-break/><text:span text:style-name="Strong_20_Emphasis"><text:span text:style-name="T1">Ejemplo de uso de newgrp:</text:span></text:span></text:p>
        </text:list-item>
      </text:list>
      <text:p text:style-name="P9"/>
      <text:p text:style-name="P8"><text:span text:style-name="Source_20_Text"><text:span text:style-name="T1"># Iniciar un nuevo shell en el grupo</text:span></text:span></text:p>
      <text:p text:style-name="P10"><text:span text:style-name="Source_20_Text"><text:span text:style-name="T1">newgrp nombre_grupo</text:span></text:span></text:p>
      <text:p text:style-name="P10"/>
      <text:p text:style-name="P7"><text:span text:style-name="Source_20_Text"><text:span text:style-name="T1"># Después de ejecutar newgrp, el usuario estará en el grupo y los archivos nuevos en la carpeta compartida tendrán el grupo correcto.</text:span></text:span></text:p>
      <text:h text:style-name="P6" text:outline-level="3">Contraseña para el Grupo:</text:h>
      <text:p text:style-name="P1"><text:span text:style-name="T1">A diferencia de los usuarios, los grupos en Linux no tienen contraseñas directamente asociadas. Sin embargo, puedes utilizar el comando </text:span><text:span text:style-name="Source_20_Text"><text:span text:style-name="T1">gpasswd</text:span></text:span><text:span text:style-name="T1"> para gestionar la pertenencia a un grupo y asignar permisos específicos.</text:span></text:p>
      <text:list text:style-name="L6">
        <text:list-item>
          <text:p text:style-name="P24"><text:span text:style-name="Strong_20_Emphasis"><text:span text:style-name="T1">Instalar el paquete </text:span></text:span><text:span text:style-name="Strong_20_Emphasis"><text:span text:style-name="Source_20_Text"><text:span text:style-name="T1">gpasswd</text:span></text:span></text:span><text:span text:style-name="Strong_20_Emphasis"><text:span text:style-name="T1"> (si no está instalado):</text:span></text:span></text:p>
        </text:list-item>
      </text:list>
      <text:p text:style-name="P9"/>
      <text:p text:style-name="P7"><text:span text:style-name="Source_20_Text"><text:span text:style-name="T1">sudo apt-get install passwd</text:span></text:span></text:p>
      <text:list text:style-name="L7">
        <text:list-item>
          <text:p text:style-name="P25"><text:span text:style-name="Strong_20_Emphasis"><text:span text:style-name="T1">Agregar usuarios al grupo y asignar una contraseña:</text:span></text:span></text:p>
        </text:list-item>
      </text:list>
      <text:p text:style-name="P9"/>
      <text:p text:style-name="P7"><text:span text:style-name="Source_20_Text"><text:span text:style-name="T1">sudo gpasswd nombre_grupo</text:span></text:span></text:p>
      <text:p text:style-name="P1"><text:span text:style-name="T1">Esto permitirá a los usuarios del grupo acceder a la carpeta compartida sin necesidad de usar </text:span><text:span text:style-name="Source_20_Text"><text:span text:style-name="T1">newgrp</text:span></text:span><text:span text:style-name="T1">. La contraseña no es estrictamente necesaria para el sgid, pero puede agregar una capa adicional de seguridad según tus requisitos.</text:span></text:p>
      <text:p text:style-name="P19"/>
      <text:p text:style-name="P15"/>
      <text:h text:style-name="P4" text:outline-level="2">ACLs</text:h>
      <text:p text:style-name="P26"/>
      <text:p text:style-name="P26"><text:span text:style-name="T1">Las Listas de Control de Acceso (ACL, por sus siglas en inglés) extendidas permiten establecer permisos adicionales y más detallados en archivos y directorios en sistemas Linux. La herramienta </text:span><text:span text:style-name="Source_20_Text"><text:span text:style-name="T1">setfacl</text:span></text:span><text:span text:style-name="T1"> se utiliza para gestionar estas ACL. A continuación, se presenta una tabla con comandos y opciones comunes, así como una descripción de su uso:</text:span></text:p>
      <table:table table:name="Tabla2" table:style-name="Tabla2">
        <table:table-column table:style-name="Tabla2.A"/>
        <table:table-column table:style-name="Tabla2.B"/>
        <table:table-header-rows>
          <table:table-row>
            <table:table-cell table:style-name="Tabla2.A1" office:value-type="string">
              <text:p text:style-name="P3">Comando</text:p>
            </table:table-cell>
            <table:table-cell table:style-name="Tabla2.B1" office:value-type="string">
              <text:p text:style-name="P3">Descripción</text:p>
            </table:table-cell>
          </table:table-row>
        </table:table-header-rows>
        <table:table-row>
          <table:table-cell table:style-name="Tabla2.A2" office:value-type="string">
            <text:p text:style-name="P2"><text:span text:style-name="Source_20_Text"><text:span text:style-name="T1">getfacl archivo/directorio</text:span></text:span></text:p>
          </table:table-cell>
          <table:table-cell table:style-name="Tabla2.B2" office:value-type="string">
            <text:p text:style-name="P2">Muestra la lista de control de acceso actual del archivo o directorio.</text:p>
          </table:table-cell>
        </table:table-row>
        <table:table-row>
          <table:table-cell table:style-name="Tabla2.A2" office:value-type="string">
            <text:p text:style-name="P2"><text:span text:style-name="Source_20_Text"><text:span text:style-name="T1">setfacl -m "u:usuario:permisos" archivo/directorio</text:span></text:span></text:p>
          </table:table-cell>
          <table:table-cell table:style-name="Tabla2.B2" office:value-type="string">
            <text:p text:style-name="P2">Añade una nueva entrada de ACL para el usuario especificado.</text:p>
          </table:table-cell>
        </table:table-row>
        <table:table-row>
          <table:table-cell table:style-name="Tabla2.A2" office:value-type="string">
            <text:p text:style-name="P2"><text:span text:style-name="Source_20_Text"><text:span text:style-name="T1">setfacl -x "u:usuario" archivo/directorio</text:span></text:span></text:p>
          </table:table-cell>
          <table:table-cell table:style-name="Tabla2.B2" office:value-type="string">
            <text:p text:style-name="P2">Elimina la entrada de ACL para el usuario especificado.</text:p>
          </table:table-cell>
        </table:table-row>
        <table:table-row>
          <table:table-cell table:style-name="Tabla2.A2" office:value-type="string">
            <text:p text:style-name="P2"><text:span text:style-name="Source_20_Text"><text:span text:style-name="T1">setfacl -b archivo/directorio</text:span></text:span></text:p>
          </table:table-cell>
          <table:table-cell table:style-name="Tabla2.B2" office:value-type="string">
            <text:p text:style-name="P2">Elimina todas las ACL existentes en el archivo o directorio.</text:p>
          </table:table-cell>
        </table:table-row>
        <table:table-row>
          <table:table-cell table:style-name="Tabla2.A2" office:value-type="string">
            <text:p text:style-name="P2"><text:span text:style-name="Source_20_Text"><text:span text:style-name="T1">setfacl -R -m "g:grupo:permisos" directorio</text:span></text:span></text:p>
          </table:table-cell>
          <table:table-cell table:style-name="Tabla2.B2" office:value-type="string">
            <text:p text:style-name="P2">Añade recursivamente una nueva entrada de ACL para el grupo especificado.</text:p>
          </table:table-cell>
        </table:table-row>
        <table:table-row>
          <table:table-cell table:style-name="Tabla2.A2" office:value-type="string">
            <text:p text:style-name="P2"><text:span text:style-name="Source_20_Text"><text:span text:style-name="T1">setfacl -d -m "u:usuario:permisos" directorio</text:span></text:span></text:p>
          </table:table-cell>
          <table:table-cell table:style-name="Tabla2.B2" office:value-type="string">
            <text:p text:style-name="P2">Establece una entrada de ACL predeterminada para el usuario en el directorio.</text:p>
          </table:table-cell>
        </table:table-row>
        <table:table-row>
          <table:table-cell table:style-name="Tabla2.A2" office:value-type="string">
            <text:p text:style-name="P2"><text:span text:style-name="Source_20_Text"><text:span text:style-name="T1">setfacl -m mask:permisos archivo/directorio</text:span></text:span></text:p>
          </table:table-cell>
          <table:table-cell table:style-name="Tabla2.B2" office:value-type="string">
            <text:p text:style-name="Table_20_Contents">Establece los permisos máximos para los usuarios no propietarios.</text:p>
          </table:table-cell>
        </table:table-row>
      </table:table>
      <text:p text:style-name="P18">La sintaxis para agregar una nueva entrada de ACL es la siguiente:</text:p>
      <text:p text:style-name="P9"/>
      <text:p text:style-name="P7"><text:span text:style-name="Source_20_Text"><text:span text:style-name="T1">setfacl -m "tipo:identificador:permisos" archivo/directorio</text:span></text:span></text:p>
      <text:list text:style-name="L8">
        <text:list-item>
          <text:p text:style-name="P27"><text:span text:style-name="Strong_20_Emphasis"><text:span text:style-name="T1">Tipo</text:span></text:span><text:span text:style-name="T1">: Puede ser "u" para usuario, "g" para grupo, "m" para la máscara, o "other" para otros.</text:span></text:p>
        </text:list-item>
        <text:list-item>
          <text:p text:style-name="P27"><text:span text:style-name="Strong_20_Emphasis"><text:span text:style-name="T1">Identificador</text:span></text:span><text:span text:style-name="T1">: El nombre del usuario o grupo al que se le asignan los permisos.</text:span></text:p>
        </text:list-item>
        <text:list-item>
          <text:p text:style-name="P28"><text:span text:style-name="Strong_20_Emphasis"><text:span text:style-name="T1">Permisos</text:span></text:span><text:span text:style-name="T1">: La combinación de permisos que se asignan, por ejemplo, "rwx" para lectura, escritura y ejecución.</text:span></text:p>
        </text:list-item>
      </text:list>
      <text:p text:style-name="P18">Para modificar una entrada de ACL existente:</text:p>
      <text:p text:style-name="P9"/>
      <text:p text:style-name="P7"><text:span text:style-name="Source_20_Text"><text:span text:style-name="T1">setfacl --modify "tipo:identificador:permisos" archivo/directorio</text:span></text:span></text:p>
      <text:p text:style-name="P18">El concepto de "mask" (máscara) se utiliza para definir los permisos máximos que pueden ser asignados a cualquier entidad de la lista de control de acceso, con excepción del propietario. El valor de la máscara se ajusta automáticamente para garantizar que los permisos no excedan los permisos del propietario. Esto ayuda a mantener la coherencia y evitar situaciones en las que los permisos puedan ser más laxos de lo que el propietario originalmente estableció.</text:p>
      <text:p text:style-name="P18"><text:soft-page-break/>Ahora, un ejemplo para crear una ACL que restrinja el acceso al usuario "lolo" en un directorio en el que "otros" tienen permisos r-x:</text:p>
      <text:p text:style-name="P9"/>
      <text:p text:style-name="P8"><text:span text:style-name="Source_20_Text"><text:span text:style-name="T1"># Crear un directorio</text:span></text:span></text:p>
      <text:p text:style-name="P8"><text:span text:style-name="Source_20_Text"><text:span text:style-name="T1">mkdir ejemplo_directorio</text:span></text:span></text:p>
      <text:p text:style-name="P10"/>
      <text:p text:style-name="P8"><text:span text:style-name="Source_20_Text"><text:span text:style-name="T1"># Asignar permisos r-x a "otros"</text:span></text:span></text:p>
      <text:p text:style-name="P8"><text:span text:style-name="Source_20_Text"><text:span text:style-name="T1">chmod o+r-x ejemplo_directorio</text:span></text:span></text:p>
      <text:p text:style-name="P10"/>
      <text:p text:style-name="P8"><text:span text:style-name="Source_20_Text"><text:span text:style-name="T1"># Crear una entrada de ACL para el usuario "lolo" con permisos rw-</text:span></text:span></text:p>
      <text:p text:style-name="P7"><text:span text:style-name="Source_20_Text"><text:span text:style-name="T1">setfacl -m "u:lolo:rw-" ejemplo_directorio</text:span></text:span></text:p>
      <text:p text:style-name="P1"><text:span text:style-name="T1">Este ejemplo garantiza que el usuario "lolo" tenga permisos de lectura y escritura, mientras que "otros" solo tienen permisos de lectura y ejecución en el directorio </text:span><text:span text:style-name="Source_20_Text"><text:span text:style-name="T1">ejemplo_directorio</text:span></text:span><text:span text:style-name="T1">.</text:span></text:p>
      <text:p text:style-name="P19"/>
      <text:p text:style-name="P1"><text:span text:style-name="T1">Para establecer herencia en un directorio y que los nuevos archivos hereden automáticamente las ACL del directorio padre, puedes utilizar la opción </text:span><text:span text:style-name="Source_20_Text"><text:span text:style-name="T1">-d</text:span></text:span><text:span text:style-name="T1"> junto con </text:span><text:span text:style-name="Source_20_Text"><text:span text:style-name="T1">setfacl</text:span></text:span><text:span text:style-name="T1">. Además, para revocar completamente el acceso del usuario "lolo", deberás eliminar su entrada de ACL en el directorio. Aquí tienes un ejemplo:</text:span></text:p>
      <text:list text:style-name="L9">
        <text:list-item>
          <text:p text:style-name="P29"><text:span text:style-name="Strong_20_Emphasis"><text:span text:style-name="T1">Establecer herencia en el directorio:</text:span></text:span></text:p>
        </text:list-item>
      </text:list>
      <text:p text:style-name="P9"/>
      <text:p text:style-name="P8"><text:span text:style-name="Source_20_Text"><text:span text:style-name="T1"># Crear un directorio con ACL</text:span></text:span></text:p>
      <text:p text:style-name="P8"><text:span text:style-name="Source_20_Text"><text:span text:style-name="T1">mkdir ejemplo_directorio</text:span></text:span></text:p>
      <text:p text:style-name="P8"><text:span text:style-name="Source_20_Text"><text:span text:style-name="T1">setfacl -m "u:lolo:---" ejemplo_directorio <text:s text:c="2"/># Establecer permisos nulos para lolo en el directorio</text:span></text:span></text:p>
      <text:p text:style-name="P8"><text:span text:style-name="Source_20_Text"><text:span text:style-name="T1">setfacl -m "d:u:lolo:---" ejemplo_directorio <text:s/># Establecer herencia para el usuario lolo</text:span></text:span></text:p>
      <text:p text:style-name="P10"/>
      <text:p text:style-name="P8"><text:span text:style-name="Source_20_Text"><text:span text:style-name="T1"># Verificar la configuración de ACL en el directorio</text:span></text:span></text:p>
      <text:p text:style-name="P11"><text:span text:style-name="Source_20_Text"><text:span text:style-name="T1">getfacl ejemplo_directorio</text:span></text:span></text:p>
      <text:p text:style-name="P1"><text:span text:style-name="T1">La opción </text:span><text:span text:style-name="Source_20_Text"><text:span text:style-name="T1">-d</text:span></text:span><text:span text:style-name="T1"> se utiliza para establecer una entrada de ACL predeterminada que se hereda a los archivos y subdirectorios creados en el directorio.</text:span></text:p>
      <text:list text:style-name="L10">
        <text:list-item>
          <text:p text:style-name="P30"><text:span text:style-name="Strong_20_Emphasis"><text:span text:style-name="T1">Eliminar el acceso para el usuario "lolo":</text:span></text:span></text:p>
        </text:list-item>
      </text:list>
      <text:p text:style-name="P9"/>
      <text:p text:style-name="P8"><text:span text:style-name="Source_20_Text"><text:span text:style-name="T1"># Eliminar la entrada de ACL para el usuario "lolo"</text:span></text:span></text:p>
      <text:p text:style-name="P8"><text:span text:style-name="Source_20_Text"><text:span text:style-name="T1">setfacl -x "u:lolo" ejemplo_directorio</text:span></text:span></text:p>
      <text:p text:style-name="P10"/>
      <text:p text:style-name="P8"><text:span text:style-name="Source_20_Text"><text:span text:style-name="T1"># Verificar la configuración de ACL actualizada</text:span></text:span></text:p>
      <text:p text:style-name="P11"><text:span text:style-name="Source_20_Text"><text:span text:style-name="T1">getfacl ejemplo_directorio</text:span></text:span></text:p>
      <text:p text:style-name="P1"><text:soft-page-break/><text:span text:style-name="T1">Este conjunto de comandos establecerá la herencia en el directorio </text:span><text:span text:style-name="Source_20_Text"><text:span text:style-name="T1">ejemplo_directorio</text:span></text:span><text:span text:style-name="T1"> y eliminará completamente el acceso del usuario "lolo" en términos de ACL. Asegúrate de revisar y ajustar la configuración según tus necesidades específicas.</text:span></text:p>
      <text:p text:style-name="P19"/>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6T10:25:27.300636118</dc:date>
    <meta:editing-duration>PT16H16M22S</meta:editing-duration>
    <meta:editing-cycles>27</meta:editing-cycles>
    <meta:generator>LibreOffice/7.6.2.1$Linux_X86_64 LibreOffice_project/56f7684011345957bbf33a7ee678afaf4d2ba333</meta:generator>
    <meta:document-statistic meta:table-count="2" meta:image-count="0" meta:object-count="0" meta:page-count="6" meta:paragraph-count="107" meta:word-count="1258" meta:character-count="8025" meta:non-whitespace-character-count="6888"/>
  </office:meta>
</office:document-meta>
</file>